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1.811cm" svg:x="0.365cm" svg:y="0.8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2.52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9.255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2.524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12.04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5.191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397cm" svg:x="7.35cm" svg:y="9.7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397cm" svg:x="2.397cm" svg:y="6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397cm" svg:x="8.112cm" svg:y="4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143cm" svg:height="1.143cm" svg:x="14.335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953cm" svg:y="7.7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953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0.906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4.716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1.922cm" svg:y="8.23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0:35:51.107819709</meta:creation-date>
    <dc:date>2016-12-29T10:39:18.289874621</dc:date>
    <meta:editing-duration>PT1M30S</meta:editing-duration>
    <meta:editing-cycles>2</meta:editing-cycles>
    <meta:generator>LibreOffice/4.2.8.2$Linux_X86_64 LibreOffice_project/420m0$Build-2</meta:generator>
    <meta:document-statistic meta:object-count="15"/>
  </office:meta>
</office:document-meta>
</file>